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66pt"/>
    </style:style>
    <style:style style:name="co2" style:family="table-column">
      <style:table-column-properties fo:break-before="auto" style:column-width="106.24pt"/>
    </style:style>
    <style:style style:name="co3" style:family="table-column">
      <style:table-column-properties fo:break-before="auto" style:column-width="127.11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52.1pt"/>
    </style:style>
    <style:style style:name="co6" style:family="table-column">
      <style:table-column-properties fo:break-before="auto" style:column-width="107.66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20.86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111.86pt"/>
    </style:style>
    <style:style style:name="co11" style:family="table-column">
      <style:table-column-properties fo:break-before="auto" style:column-width="23.61pt"/>
    </style:style>
    <style:style style:name="co12" style:family="table-column">
      <style:table-column-properties fo:break-before="auto" style:column-width="70.16pt"/>
    </style:style>
    <style:style style:name="co13" style:family="table-column">
      <style:table-column-properties fo:break-before="auto" style:column-width="22.96pt"/>
    </style:style>
    <style:style style:name="co14" style:family="table-column">
      <style:table-column-properties fo:break-before="auto" style:column-width="110.44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18.06pt"/>
    </style:style>
    <style:style style:name="co17" style:family="table-column">
      <style:table-column-properties fo:break-before="auto" style:column-width="20.15pt"/>
    </style:style>
    <style:style style:name="co18" style:family="table-column">
      <style:table-column-properties fo:break-before="auto" style:column-width="17.4pt"/>
    </style:style>
    <style:style style:name="co19" style:family="table-column">
      <style:table-column-properties fo:break-before="auto" style:column-width="131.95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Questão_20_1">
      <style:table-properties table:display="true" style:writing-mode="lr-tb"/>
    </style:style>
    <style:style style:name="ta2" style:family="table" style:master-page-name="PageStyle_5f_Questão_20_2">
      <style:table-properties table:display="true" style:writing-mode="lr-tb"/>
    </style:style>
    <style:style style:name="ta3" style:family="table" style:master-page-name="PageStyle_5f_Questão_20_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AND(ISNUMBER([.R2]);(NOT(OR(NOT(ISERROR(DATEVALUE([.R2]))); AND(ISNUMBER([.R2]); LEFT(CELL(&quot;format&quot;; [.R2]))=&quot;D&quot;))))),0)" table:allow-empty-cell="true" table:base-cell-address="'Questão 1'.R2"/>
        <table:content-validation table:name="val2" table:condition="of: and cell-content-is-between(AND(ISNUMBER([.M2]);(NOT(OR(NOT(ISERROR(DATEVALUE([.M2]))); AND(ISNUMBER([.M2]); LEFT(CELL(&quot;format&quot;; [.M2]))=&quot;D&quot;))))),0)" table:allow-empty-cell="true" table:base-cell-address="'Questão 2'.M2"/>
        <table:content-validation table:name="val3" table:condition="of: and cell-content-is-between(AND(ISNUMBER([.B2]);(NOT(OR(NOT(ISERROR(DATEVALUE([.B2]))); AND(ISNUMBER([.B2]); LEFT(CELL(&quot;format&quot;; [.B2]))=&quot;D&quot;))))),0)" table:allow-empty-cell="true" table:base-cell-address="'Questão 3'.B2"/>
      </table:content-validations>
      <table:table table:name="Questã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o Vetor</text:p>
          </table:table-cell>
          <table:table-cell table:style-name="ce1" office:value-type="string" calcext:value-type="string">
            <text:p>Tempo de Execução (s)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2941" calcext:value-type="float">
            <text:p>0.00294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1988" calcext:value-type="float">
            <text:p>0.00198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142" calcext:value-type="float">
            <text:p>0.0014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2326" calcext:value-type="float">
            <text:p>0.00232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372" calcext:value-type="float">
            <text:p>0.0037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4" table:content-validation-name="val1" office:value-type="float" office:value="0.009253" calcext:value-type="float">
            <text:p>0.009253</text:p>
          </table:table-cell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06155" calcext:value-type="float">
            <text:p>0.00615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03813" calcext:value-type="float">
            <text:p>0.00381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02365" calcext:value-type="float">
            <text:p>0.00236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0827" calcext:value-type="float">
            <text:p>0.00827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09761" calcext:value-type="float">
            <text:p>0.0097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00000" calcext:value-type="float">
            <text:p>2000000</text:p>
          </table:table-cell>
          <table:table-cell table:style-name="ce4" table:content-validation-name="val1" office:value-type="float" office:value="0.018938" calcext:value-type="float">
            <text:p>0.018938</text:p>
          </table:table-cell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08829" calcext:value-type="float">
            <text:p>0.00882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06406" calcext:value-type="float">
            <text:p>0.00640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05305" calcext:value-type="float">
            <text:p>0.00530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09733" calcext:value-type="float">
            <text:p>0.0097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11512" calcext:value-type="float">
            <text:p>0.0115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00000" calcext:value-type="float">
            <text:p>3000000</text:p>
          </table:table-cell>
          <table:table-cell table:style-name="ce4" table:content-validation-name="val1" office:value-type="float" office:value="0.045622" calcext:value-type="float">
            <text:p>0.045622</text:p>
          </table:table-cell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11802" calcext:value-type="float">
            <text:p>0.01180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07978" calcext:value-type="float">
            <text:p>0.00797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06947" calcext:value-type="float">
            <text:p>0.00694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1028" calcext:value-type="float">
            <text:p>0.0102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14488" calcext:value-type="float">
            <text:p>0.01448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00000" calcext:value-type="float">
            <text:p>4000000</text:p>
          </table:table-cell>
          <table:table-cell table:style-name="ce4" table:content-validation-name="val1" office:value-type="float" office:value="0.054384" calcext:value-type="float">
            <text:p>0.054384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14898" calcext:value-type="float">
            <text:p>0.01489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12312" calcext:value-type="float">
            <text:p>0.01231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10598" calcext:value-type="float">
            <text:p>0.01059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2078" calcext:value-type="float">
            <text:p>0.02078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18794" calcext:value-type="float">
            <text:p>0.01879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4" table:content-validation-name="val1" office:value-type="float" office:value="0.069331" calcext:value-type="float">
            <text:p>0.069331</text:p>
          </table:table-cell>
          <table:table-cell table:number-columns-repeated="99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17532" calcext:value-type="float">
            <text:p>0.01753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16125" calcext:value-type="float">
            <text:p>0.01612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12534" calcext:value-type="float">
            <text:p>0.01253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22664" calcext:value-type="float">
            <text:p>0.02266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2633" calcext:value-type="float">
            <text:p>0.02633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00000" calcext:value-type="float">
            <text:p>6000000</text:p>
          </table:table-cell>
          <table:table-cell table:style-name="ce4" table:content-validation-name="val1" office:value-type="float" office:value="0.088878" calcext:value-type="float">
            <text:p>0.088878</text:p>
          </table:table-cell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020596" calcext:value-type="float">
            <text:p>0.02059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017637" calcext:value-type="float">
            <text:p>0.01763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013344" calcext:value-type="float">
            <text:p>0.01334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02651" calcext:value-type="float">
            <text:p>0.02651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028557" calcext:value-type="float">
            <text:p>0.02855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00000" calcext:value-type="float">
            <text:p>7000000</text:p>
          </table:table-cell>
          <table:table-cell table:style-name="ce4" table:content-validation-name="val1" office:value-type="float" office:value="0.104853" calcext:value-type="float">
            <text:p>0.104853</text:p>
          </table:table-cell>
          <table:table-cell table:number-columns-repeated="99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023492" calcext:value-type="float">
            <text:p>0.02349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021694" calcext:value-type="float">
            <text:p>0.02169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020983" calcext:value-type="float">
            <text:p>0.02098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027981" calcext:value-type="float">
            <text:p>0.02798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036509" calcext:value-type="float">
            <text:p>0.03650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00000" calcext:value-type="float">
            <text:p>8000000</text:p>
          </table:table-cell>
          <table:table-cell table:style-name="ce4" table:content-validation-name="val1" office:value-type="float" office:value="0.12021" calcext:value-type="float">
            <text:p>0.120210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026391" calcext:value-type="float">
            <text:p>0.02639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022296" calcext:value-type="float">
            <text:p>0.02229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021885" calcext:value-type="float">
            <text:p>0.02188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032017" calcext:value-type="float">
            <text:p>0.03201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040049" calcext:value-type="float">
            <text:p>0.04004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000000" calcext:value-type="float">
            <text:p>9000000</text:p>
          </table:table-cell>
          <table:table-cell table:style-name="ce4" table:content-validation-name="val1" office:value-type="float" office:value="0.137006" calcext:value-type="float">
            <text:p>0.137006</text:p>
          </table:table-cell>
          <table:table-cell table:number-columns-repeated="99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029337" calcext:value-type="float">
            <text:p>0.02933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026442" calcext:value-type="float">
            <text:p>0.02644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024098" calcext:value-type="float">
            <text:p>0.02409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036806" calcext:value-type="float">
            <text:p>0.03680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045356" calcext:value-type="float">
            <text:p>0.04535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00000" calcext:value-type="float">
            <text:p>10000000</text:p>
          </table:table-cell>
          <table:table-cell table:style-name="ce4" table:content-validation-name="val1" office:value-type="float" office:value="0.143395" calcext:value-type="float">
            <text:p>0.143395</text:p>
          </table:table-cell>
          <table:table-cell table:number-columns-repeated="996"/>
        </table:table-row>
        <table:table-row table:style-name="ro2">
          <table:table-cell table:style-name="ce2"/>
          <table:table-cell/>
          <table:table-cell table:style-name="ce5"/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9"/>
        </table:table-row>
        <table:table-row table:style-name="ro2">
          <table:table-cell table:style-name="ce2">
            <draw:frame table:end-cell-address="'Questão 1'.K45" table:end-x="13.89pt" table:end-y="6.72pt" draw:z-index="0" draw:name="Chart 1" draw:style-name="gr1" draw:text-style-name="P1" svg:width="788.97pt" svg:height="507.71pt" svg:x="0pt" svg:y="3pt">
              <draw:object draw:notify-on-update-of-ranges="'Questão 1'.B1:'Questão 1'.B11 'Questão 1'.C1:'Questão 1'.C11 'Questão 1'.H1:'Questão 1'.H11 'Questão 1'.M1:'Questão 1'.M11 'Questão 1'.R1:'Questão 1'.R11 'Questão 1'.W1:'Questão 1'.W11 'Questão 1'.AB1:'Questão 1'.A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5"/>
          <table:table-cell/>
          <table:table-cell table:style-name="ce2"/>
          <table:table-cell table:number-columns-repeated="4"/>
          <table:table-cell table:style-name="ce2">
            <draw:frame table:end-cell-address="'Questão 1'.T45" table:end-x="27.07pt" table:end-y="6.72pt" draw:z-index="1" draw:name="Chart 2" draw:style-name="gr1" draw:text-style-name="P1" svg:width="822.73pt" svg:height="507.71pt" svg:x="41.24pt" svg:y="3pt">
              <draw:object draw:notify-on-update-of-ranges="'Questão 1'.B2:'Questão 1'.B11 'Questão 1'.C2:'Questão 1'.C11 'Questão 1'.H2:'Questão 1'.H11 'Questão 1'.M2:'Questão 1'.M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9"/>
        </table:table-row>
        <table:table-row table:style-name="ro2" table:number-rows-repeated="987">
          <table:table-cell table:style-name="ce2"/>
          <table:table-cell/>
          <table:table-cell table:style-name="ce5"/>
          <table:table-cell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9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estão 2" table:style-name="ta2"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Número de Threads</text:p>
          </table:table-cell>
          <table:table-cell table:style-name="ce1" office:value-type="string" calcext:value-type="string">
            <text:p>Tamanho da Matriz</text:p>
          </table:table-cell>
          <table:table-cell table:style-name="ce1" office:value-type="string" calcext:value-type="string">
            <text:p>Tempo de Execução (s)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4" table:content-validation-name="val2" office:value-type="float" office:value="0.003559" calcext:value-type="float">
            <text:p>0.00355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4" table:content-validation-name="val2" office:value-type="float" office:value="0.004529" calcext:value-type="float">
            <text:p>0.00452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4" table:content-validation-name="val2" office:value-type="float" office:value="0.000519" calcext:value-type="float">
            <text:p>0.00051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4" table:content-validation-name="val2" office:value-type="float" office:value="0.004745" calcext:value-type="float">
            <text:p>0.00474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2639" calcext:value-type="float">
            <text:p>0.00263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15533" calcext:value-type="float">
            <text:p>0.015533</text:p>
          </table:table-cell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4" table:content-validation-name="val2" office:value-type="float" office:value="0.02602" calcext:value-type="float">
            <text:p>0.02602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4" table:content-validation-name="val2" office:value-type="float" office:value="0.023874" calcext:value-type="float">
            <text:p>0.02387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4" table:content-validation-name="val2" office:value-type="float" office:value="0.029426" calcext:value-type="float">
            <text:p>0.02942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0" calcext:value-type="float">
            <text:p>200</text:p>
          </table:table-cell>
          <table:table-cell table:style-name="ce4" table:content-validation-name="val2" office:value-type="float" office:value="0.010112" calcext:value-type="float">
            <text:p>0.0101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030972" calcext:value-type="float">
            <text:p>0.03097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090685" calcext:value-type="float">
            <text:p>0.090685</text:p>
          </table:table-cell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4" table:content-validation-name="val2" office:value-type="float" office:value="0.084015" calcext:value-type="float">
            <text:p>0.08401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4" table:content-validation-name="val2" office:value-type="float" office:value="0.078375" calcext:value-type="float">
            <text:p>0.07837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" calcext:value-type="float">
            <text:p>300</text:p>
          </table:table-cell>
          <table:table-cell table:style-name="ce4" table:content-validation-name="val2" office:value-type="float" office:value="0.080708" calcext:value-type="float">
            <text:p>0.08070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" calcext:value-type="float">
            <text:p>300</text:p>
          </table:table-cell>
          <table:table-cell table:style-name="ce4" table:content-validation-name="val2" office:value-type="float" office:value="0.086639" calcext:value-type="float">
            <text:p>0.08663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.083249" calcext:value-type="float">
            <text:p>0.08324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.154387" calcext:value-type="float">
            <text:p>0.154387</text:p>
          </table:table-cell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content-validation-name="val2" office:value-type="float" office:value="0.195487" calcext:value-type="float">
            <text:p>0.19548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content-validation-name="val2" office:value-type="float" office:value="0.18988" calcext:value-type="float">
            <text:p>0.1898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content-validation-name="val2" office:value-type="float" office:value="0.201267" calcext:value-type="float">
            <text:p>0.20126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content-validation-name="val2" office:value-type="float" office:value="0.232047" calcext:value-type="float">
            <text:p>0.23204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.252014" calcext:value-type="float">
            <text:p>0.25201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.269195" calcext:value-type="float">
            <text:p>0.269195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content-validation-name="val2" office:value-type="float" office:value="0.383437" calcext:value-type="float">
            <text:p>0.38343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content-validation-name="val2" office:value-type="float" office:value="0.375822" calcext:value-type="float">
            <text:p>0.37582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content-validation-name="val2" office:value-type="float" office:value="0.383274" calcext:value-type="float">
            <text:p>0.38327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0" calcext:value-type="float">
            <text:p>500</text:p>
          </table:table-cell>
          <table:table-cell table:style-name="ce4" table:content-validation-name="val2" office:value-type="float" office:value="0.460609" calcext:value-type="float">
            <text:p>0.46060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05532" calcext:value-type="float">
            <text:p>0.505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.559957" calcext:value-type="float">
            <text:p>0.559957</text:p>
          </table:table-cell>
          <table:table-cell table:number-columns-repeated="99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4" table:content-validation-name="val2" office:value-type="float" office:value="0.662589" calcext:value-type="float">
            <text:p>0.66258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0" calcext:value-type="float">
            <text:p>600</text:p>
          </table:table-cell>
          <table:table-cell table:style-name="ce4" table:content-validation-name="val2" office:value-type="float" office:value="0.717531" calcext:value-type="float">
            <text:p>0.71753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4" table:content-validation-name="val2" office:value-type="float" office:value="0.71044" calcext:value-type="float">
            <text:p>0.71044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0" calcext:value-type="float">
            <text:p>600</text:p>
          </table:table-cell>
          <table:table-cell table:style-name="ce4" table:content-validation-name="val2" office:value-type="float" office:value="0.82547" calcext:value-type="float">
            <text:p>0.82547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.909494" calcext:value-type="float">
            <text:p>0.909494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0" calcext:value-type="float">
            <text:p>600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700" calcext:value-type="float">
            <text:p>700</text:p>
          </table:table-cell>
          <table:table-cell table:style-name="ce4" table:content-validation-name="val2" office:value-type="float" office:value="1.060556" calcext:value-type="float">
            <text:p>1.06055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0" calcext:value-type="float">
            <text:p>700</text:p>
          </table:table-cell>
          <table:table-cell table:style-name="ce4" table:content-validation-name="val2" office:value-type="float" office:value="1.064602" calcext:value-type="float">
            <text:p>1.0646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" calcext:value-type="float">
            <text:p>700</text:p>
          </table:table-cell>
          <table:table-cell table:style-name="ce4" table:content-validation-name="val2" office:value-type="float" office:value="1.108949" calcext:value-type="float">
            <text:p>1.10894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4" table:content-validation-name="val2" office:value-type="float" office:value="1.335354" calcext:value-type="float">
            <text:p>1.33535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.593188" calcext:value-type="float">
            <text:p>1.5931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00" calcext:value-type="float">
            <text:p>700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800" calcext:value-type="float">
            <text:p>800</text:p>
          </table:table-cell>
          <table:table-cell table:style-name="ce4" table:content-validation-name="val2" office:value-type="float" office:value="1.657379" calcext:value-type="float">
            <text:p>1.65737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0" calcext:value-type="float">
            <text:p>800</text:p>
          </table:table-cell>
          <table:table-cell table:style-name="ce4" table:content-validation-name="val2" office:value-type="float" office:value="1.630076" calcext:value-type="float">
            <text:p>1.63007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0" calcext:value-type="float">
            <text:p>800</text:p>
          </table:table-cell>
          <table:table-cell table:style-name="ce4" table:content-validation-name="val2" office:value-type="float" office:value="1.621938" calcext:value-type="float">
            <text:p>1.62193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0" calcext:value-type="float">
            <text:p>800</text:p>
          </table:table-cell>
          <table:table-cell table:style-name="ce4" table:content-validation-name="val2" office:value-type="float" office:value="1.983336" calcext:value-type="float">
            <text:p>1.98333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.391694" calcext:value-type="float">
            <text:p>2.39169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900" calcext:value-type="float">
            <text:p>900</text:p>
          </table:table-cell>
          <table:table-cell table:style-name="ce4" table:content-validation-name="val2" office:value-type="float" office:value="2.559336" calcext:value-type="float">
            <text:p>2.55933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0" calcext:value-type="float">
            <text:p>900</text:p>
          </table:table-cell>
          <table:table-cell table:style-name="ce4" table:content-validation-name="val2" office:value-type="float" office:value="2.399367" calcext:value-type="float">
            <text:p>2.39936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4" table:content-validation-name="val2" office:value-type="float" office:value="2.358707" calcext:value-type="float">
            <text:p>2.35870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0" calcext:value-type="float">
            <text:p>900</text:p>
          </table:table-cell>
          <table:table-cell table:style-name="ce4" table:content-validation-name="val2" office:value-type="float" office:value="3.143738" calcext:value-type="float">
            <text:p>3.14373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.105079" calcext:value-type="float">
            <text:p>4.10507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00" calcext:value-type="float">
            <text:p>900</text:p>
          </table:table-cell>
          <table:table-cell table:style-name="ce3"/>
          <table:table-cell table:number-columns-repeated="99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table:content-validation-name="val2" office:value-type="float" office:value="3.593023" calcext:value-type="float">
            <text:p>3.59302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table:content-validation-name="val2" office:value-type="float" office:value="3.283162" calcext:value-type="float">
            <text:p>3.28316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table:content-validation-name="val2" office:value-type="float" office:value="3.298968" calcext:value-type="float">
            <text:p>3.29896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table:content-validation-name="val2" office:value-type="float" office:value="4.651419" calcext:value-type="float">
            <text:p>4.65141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6.385164" calcext:value-type="float">
            <text:p>6.38516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/>
          <table:table-cell table:number-columns-repeated="996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2">
          <table:table-cell table:style-name="ce2">
            <draw:frame table:end-cell-address="'Questão 2'.K45" table:end-x="10.6pt" table:end-y="8.99pt" draw:z-index="0" draw:name="Chart 3" draw:style-name="gr1" draw:text-style-name="P1" svg:width="818.99pt" svg:height="506.98pt" svg:x="1.5pt" svg:y="6.01pt">
              <draw:object draw:notify-on-update-of-ranges="'Questão 2'.B1:'Questão 2'.B11 'Questão 2'.C1:'Questão 2'.C11 'Questão 2'.H1:'Questão 2'.H11 'Questão 2'.M1:'Questão 2'.M11 'Questão 2'.R1:'Questão 2'.R11 'Questão 2'.W1:'Questão 2'.W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2"/>
          <table:table-cell table:number-columns-repeated="4"/>
          <table:table-cell>
            <draw:frame table:end-cell-address="'Questão 2'.T45" table:end-x="9.24pt" table:end-y="8.99pt" draw:z-index="1" draw:name="Chart 4" draw:style-name="gr1" draw:text-style-name="P1" svg:width="818.99pt" svg:height="506.98pt" svg:x="40.51pt" svg:y="6.01pt">
              <draw:object draw:notify-on-update-of-ranges="'Questão 2'.B2:'Questão 2'.B11 'Questão 2'.C2:'Questão 2'.C11 'Questão 2'.H2:'Questão 2'.H11 'Questão 2'.M2:'Questão 2'.M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987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estão 3" table:style-name="ta3">
        <table:table-column table:style-name="co12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12" table:number-columns-repeated="1019" table:default-cell-style-name="Default"/>
        <table:table-row table:style-name="ro1"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Tempo de Execução (s)</text:p>
          </table:table-cell>
          <table:table-cell/>
          <table:table-cell table:style-name="ce1" office:value-type="string" calcext:value-type="string">
            <text:p>Testes</text:p>
          </table:table-cell>
          <table:table-cell table:style-name="ce1" office:value-type="string" calcext:value-type="string">
            <text:p>Tempo de Excecução (s)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content-validation-name="val3" office:value-type="float" office:value="22" calcext:value-type="float">
            <text:p>22.00000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4" table:content-validation-name="val3" office:value-type="float" office:value="10.002544" calcext:value-type="float">
            <text:p>10.002544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table:content-validation-name="val3" office:value-type="float" office:value="19" calcext:value-type="float">
            <text:p>19.0000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table:content-validation-name="val3" office:value-type="float" office:value="12.941913" calcext:value-type="float">
            <text:p>12.941913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content-validation-name="val3" office:value-type="float" office:value="19" calcext:value-type="float">
            <text:p>19.000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table:content-validation-name="val3" office:value-type="float" office:value="10.002849" calcext:value-type="float">
            <text:p>10.002849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content-validation-name="val3" office:value-type="float" office:value="22" calcext:value-type="float">
            <text:p>22.00000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table:content-validation-name="val3" office:value-type="float" office:value="10.00245" calcext:value-type="float">
            <text:p>10.002450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content-validation-name="val3" office:value-type="float" office:value="22" calcext:value-type="float">
            <text:p>22.00000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table:content-validation-name="val3" office:value-type="float" office:value="12.92941" calcext:value-type="float">
            <text:p>12.929410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content-validation-name="val3" office:value-type="float" office:value="22" calcext:value-type="float">
            <text:p>22.00000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table:content-validation-name="val3" office:value-type="float" office:value="10.002003" calcext:value-type="float">
            <text:p>10.002003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content-validation-name="val3" office:value-type="float" office:value="22" calcext:value-type="float">
            <text:p>22.00000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table:content-validation-name="val3" office:value-type="float" office:value="10.002795" calcext:value-type="float">
            <text:p>10.002795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table:content-validation-name="val3" office:value-type="float" office:value="19" calcext:value-type="float">
            <text:p>19.00000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table:content-validation-name="val3" office:value-type="float" office:value="12.899292" calcext:value-type="float">
            <text:p>12.899292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table:content-validation-name="val3" office:value-type="float" office:value="19" calcext:value-type="float">
            <text:p>19.00000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4" table:content-validation-name="val3" office:value-type="float" office:value="10.002351" calcext:value-type="float">
            <text:p>10.002351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table:content-validation-name="val3" office:value-type="float" office:value="19" calcext:value-type="float">
            <text:p>19.00000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4" table:content-validation-name="val3" office:value-type="float" office:value="10.002059" calcext:value-type="float">
            <text:p>10.002059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2">
          <table:table-cell table:style-name="ce2">
            <draw:frame table:end-cell-address="'Questão 3'.G34" table:end-x="16.07pt" table:end-y="0.68pt" draw:z-index="0" draw:name="Chart 5" draw:style-name="gr1" draw:text-style-name="P1" svg:width="533.96pt" svg:height="330.72pt" svg:x="21.74pt" svg:y="0.74pt">
              <draw:object draw:notify-on-update-of-ranges="'Questão 3'.A2:'Questão 3'.A11 'Questão 3'.B2:'Questão 3'.B11 'Questão 3'.E2:'Questão 3'.E1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2" table:number-rows-repeated="987">
          <table:table-cell table:style-name="ce2"/>
          <table:table-cell table:number-columns-repeated="2"/>
          <table:table-cell table:style-name="ce2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Paralelo_1" table:target-range-address="'Questão 1'.E1:'Questão 1'.H11"/>
        <table:database-range table:name="Paralelo_2" table:target-range-address="'Questão 1'.J1:'Questão 1'.M11"/>
        <table:database-range table:name="Paralelo_3" table:target-range-address="'Questão 1'.O1:'Questão 1'.R11"/>
        <table:database-range table:name="Paralelo_4" table:target-range-address="'Questão 1'.T1:'Questão 1'.W11"/>
        <table:database-range table:name="Paralelo_5" table:target-range-address="'Questão 1'.Y1:'Questão 1'.AB11"/>
        <table:database-range table:name="Paralelo_Matriz_1" table:target-range-address="'Questão 2'.E1:'Questão 2'.H11"/>
        <table:database-range table:name="Paralelo_Matriz_2" table:target-range-address="'Questão 2'.J1:'Questão 2'.M11"/>
        <table:database-range table:name="Paralelo_Matriz_3" table:target-range-address="'Questão 2'.O1:'Questão 2'.R11"/>
        <table:database-range table:name="Paralelo_Matriz_4" table:target-range-address="'Questão 2'.T1:'Questão 2'.W11"/>
        <table:database-range table:name="Paralelo_Matriz_5" table:target-range-address="'Questão 2'.Y1:'Questão 2'.AB11"/>
        <table:database-range table:name="Sequencial" table:target-range-address="'Questão 1'.A1:'Questão 1'.C11"/>
        <table:database-range table:name="Sequencial_Matriz" table:target-range-address="'Questão 2'.A1:'Questão 2'.C11"/>
        <table:database-range table:name="Sequencial_Navegador" table:target-range-address="'Questão 3'.A1:'Questão 3'.B11"/>
        <table:database-range table:name="Tabela_1" table:target-range-address="'Questão 3'.D1:'Questão 3'.E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estão_20_1" style:display-name="PageStyle_Questã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ão_20_2" style:display-name="PageStyle_Questã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ão_20_3" style:display-name="PageStyle_Questão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5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7.834cm" svg:height="17.912cm" xlink:href=".." xlink:type="simple" chart:class="chart:line" chart:style-name="ch1">
        <chart:legend chart:legend-position="end" svg:x="23.527cm" svg:y="7.412cm" style:legend-expansion="high" chart:style-name="ch2"/>
        <chart:plot-area chart:style-name="ch3" table:cell-range-address="'Questão 1'.B1:'Questão 1'.C11 'Questão 1'.H1:'Questão 1'.H11 'Questão 1'.M1:'Questão 1'.M11 'Questão 1'.R1:'Questão 1'.R11 'Questão 1'.W1:'Questão 1'.W11 'Questão 1'.AB1:'Questão 1'.AB11" chart:data-source-has-labels="both" svg:x="1.616cm" svg:y="0.358cm" svg:width="21.355cm" svg:height="16.166cm">
          <chartooo:coordinate-region svg:x="3.032cm" svg:y="0.358cm" svg:width="19.07cm" svg:height="13.585cm"/>
          <chart:axis chart:dimension="x" chart:name="primary-x" chart:style-name="ch4" chartooo:axis-type="text">
            <chart:title svg:x="10.84cm" svg:y="16.883cm" chart:style-name="ch5">
              <text:p>Tamanho do vetor</text:p>
            </chart:title>
            <chart:categories table:cell-range-address="'Questão 1'.B1:'Questão 1'.B11"/>
          </chart:axis>
          <chart:axis chart:dimension="y" chart:name="primary-y" chart:style-name="ch6">
            <chart:title svg:x="0.451cm" svg:y="10.318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'Questão 1'.C1:'Questão 1'.C11" loext:label-string="&quot;Sequencial&quot;" chart:class="chart:line">
            <chart:data-point chart:repeated="11"/>
          </chart:series>
          <chart:series chart:style-name="ch10" chart:values-cell-range-address="'Questão 1'.H1:'Questão 1'.H11" loext:label-string="&quot;Paralelo 2 threads&quot;" chart:class="chart:line">
            <chart:data-point chart:repeated="11"/>
          </chart:series>
          <chart:series chart:style-name="ch11" chart:values-cell-range-address="'Questão 1'.M1:'Questão 1'.M11" loext:label-string="&quot;Paralelo 4 threads&quot;" chart:class="chart:line">
            <chart:data-point chart:repeated="11"/>
          </chart:series>
          <chart:series chart:style-name="ch12" chart:values-cell-range-address="'Questão 1'.R1:'Questão 1'.R11" loext:label-string="&quot;Paralelo 8 threads&quot;" chart:class="chart:line">
            <chart:data-point chart:repeated="11"/>
          </chart:series>
          <chart:series chart:style-name="ch13" chart:values-cell-range-address="'Questão 1'.W1:'Questão 1'.W11" loext:label-string="&quot;Paralelo 16 threads&quot;" chart:class="chart:line">
            <chart:data-point chart:repeated="11"/>
          </chart:series>
          <chart:series chart:style-name="ch14" chart:values-cell-range-address="'Questão 1'.AB1:'Questão 1'.AB11" loext:label-string="&quot;Paralelo 32 threads&quot;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Paralelo 2 threads</text:p>
              </table:table-cell>
              <table:table-cell office:value-type="string">
                <text:p>Paralelo 4 threads</text:p>
              </table:table-cell>
              <table:table-cell office:value-type="string">
                <text:p>Paralelo 8 threads</text:p>
              </table:table-cell>
              <table:table-cell office:value-type="string">
                <text:p>Paralelo 16 threads</text:p>
              </table:table-cell>
              <table:table-cell office:value-type="string">
                <text:p>Paralelo 32 threads</text:p>
              </table:table-cell>
            </table:table-row>
          </table:table-header-rows>
          <table:table-rows>
            <table:table-row>
              <table:table-cell office:value-type="string">
                <text:p>Tamanho do Vetor</text:p>
                <draw:g>
                  <svg:desc>'Questão 1'.B1:'Questão 1'.B11</svg:desc>
                </draw:g>
              </table:table-cell>
              <table:table-cell office:value-type="float" office:value="NaN">
                <text:p>NaN</text:p>
                <draw:g>
                  <svg:desc>'Questão 1'.C1:'Questão 1'.C11</svg:desc>
                </draw:g>
              </table:table-cell>
              <table:table-cell office:value-type="float" office:value="NaN">
                <text:p>NaN</text:p>
                <draw:g>
                  <svg:desc>'Questão 1'.H1:'Questão 1'.H11</svg:desc>
                </draw:g>
              </table:table-cell>
              <table:table-cell office:value-type="float" office:value="NaN">
                <text:p>NaN</text:p>
                <draw:g>
                  <svg:desc>'Questão 1'.M1:'Questão 1'.M11</svg:desc>
                </draw:g>
              </table:table-cell>
              <table:table-cell office:value-type="float" office:value="NaN">
                <text:p>NaN</text:p>
                <draw:g>
                  <svg:desc>'Questão 1'.R1:'Questão 1'.R11</svg:desc>
                </draw:g>
              </table:table-cell>
              <table:table-cell office:value-type="float" office:value="NaN">
                <text:p>NaN</text:p>
                <draw:g>
                  <svg:desc>'Questão 1'.W1:'Questão 1'.W11</svg:desc>
                </draw:g>
              </table:table-cell>
              <table:table-cell office:value-type="float" office:value="NaN">
                <text:p>NaN</text:p>
                <draw:g>
                  <svg:desc>'Questão 1'.AB1:'Questão 1'.AB11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2941">
                <text:p>0.002941</text:p>
              </table:table-cell>
              <table:table-cell office:value-type="float" office:value="0.001988">
                <text:p>0.001988</text:p>
              </table:table-cell>
              <table:table-cell office:value-type="float" office:value="0.00142">
                <text:p>0.00142</text:p>
              </table:table-cell>
              <table:table-cell office:value-type="float" office:value="0.002326">
                <text:p>0.002326</text:p>
              </table:table-cell>
              <table:table-cell office:value-type="float" office:value="0.00372">
                <text:p>0.00372</text:p>
              </table:table-cell>
              <table:table-cell office:value-type="float" office:value="0.009253">
                <text:p>0.0092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006155">
                <text:p>0.006155</text:p>
              </table:table-cell>
              <table:table-cell office:value-type="float" office:value="0.003813">
                <text:p>0.003813</text:p>
              </table:table-cell>
              <table:table-cell office:value-type="float" office:value="0.002365">
                <text:p>0.002365</text:p>
              </table:table-cell>
              <table:table-cell office:value-type="float" office:value="0.00827">
                <text:p>0.00827</text:p>
              </table:table-cell>
              <table:table-cell office:value-type="float" office:value="0.009761">
                <text:p>0.009761</text:p>
              </table:table-cell>
              <table:table-cell office:value-type="float" office:value="0.018938">
                <text:p>0.01893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8829">
                <text:p>0.008829</text:p>
              </table:table-cell>
              <table:table-cell office:value-type="float" office:value="0.006406">
                <text:p>0.006406</text:p>
              </table:table-cell>
              <table:table-cell office:value-type="float" office:value="0.005305">
                <text:p>0.005305</text:p>
              </table:table-cell>
              <table:table-cell office:value-type="float" office:value="0.009733">
                <text:p>0.009733</text:p>
              </table:table-cell>
              <table:table-cell office:value-type="float" office:value="0.011512">
                <text:p>0.011512</text:p>
              </table:table-cell>
              <table:table-cell office:value-type="float" office:value="0.045622">
                <text:p>0.045622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011802">
                <text:p>0.011802</text:p>
              </table:table-cell>
              <table:table-cell office:value-type="float" office:value="0.007978">
                <text:p>0.007978</text:p>
              </table:table-cell>
              <table:table-cell office:value-type="float" office:value="0.006947">
                <text:p>0.006947</text:p>
              </table:table-cell>
              <table:table-cell office:value-type="float" office:value="0.01028">
                <text:p>0.01028</text:p>
              </table:table-cell>
              <table:table-cell office:value-type="float" office:value="0.014488">
                <text:p>0.014488</text:p>
              </table:table-cell>
              <table:table-cell office:value-type="float" office:value="0.054384">
                <text:p>0.05438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14898">
                <text:p>0.014898</text:p>
              </table:table-cell>
              <table:table-cell office:value-type="float" office:value="0.012312">
                <text:p>0.012312</text:p>
              </table:table-cell>
              <table:table-cell office:value-type="float" office:value="0.010598">
                <text:p>0.010598</text:p>
              </table:table-cell>
              <table:table-cell office:value-type="float" office:value="0.02078">
                <text:p>0.02078</text:p>
              </table:table-cell>
              <table:table-cell office:value-type="float" office:value="0.018794">
                <text:p>0.018794</text:p>
              </table:table-cell>
              <table:table-cell office:value-type="float" office:value="0.069331">
                <text:p>0.06933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017532">
                <text:p>0.017532</text:p>
              </table:table-cell>
              <table:table-cell office:value-type="float" office:value="0.016125">
                <text:p>0.016125</text:p>
              </table:table-cell>
              <table:table-cell office:value-type="float" office:value="0.012534">
                <text:p>0.012534</text:p>
              </table:table-cell>
              <table:table-cell office:value-type="float" office:value="0.022664">
                <text:p>0.022664</text:p>
              </table:table-cell>
              <table:table-cell office:value-type="float" office:value="0.02633">
                <text:p>0.02633</text:p>
              </table:table-cell>
              <table:table-cell office:value-type="float" office:value="0.088878">
                <text:p>0.08887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020596">
                <text:p>0.020596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44">
                <text:p>0.013344</text:p>
              </table:table-cell>
              <table:table-cell office:value-type="float" office:value="0.02651">
                <text:p>0.02651</text:p>
              </table:table-cell>
              <table:table-cell office:value-type="float" office:value="0.028557">
                <text:p>0.028557</text:p>
              </table:table-cell>
              <table:table-cell office:value-type="float" office:value="0.104853">
                <text:p>0.10485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23492">
                <text:p>0.023492</text:p>
              </table:table-cell>
              <table:table-cell office:value-type="float" office:value="0.021694">
                <text:p>0.021694</text:p>
              </table:table-cell>
              <table:table-cell office:value-type="float" office:value="0.020983">
                <text:p>0.020983</text:p>
              </table:table-cell>
              <table:table-cell office:value-type="float" office:value="0.027981">
                <text:p>0.027981</text:p>
              </table:table-cell>
              <table:table-cell office:value-type="float" office:value="0.036509">
                <text:p>0.036509</text:p>
              </table:table-cell>
              <table:table-cell office:value-type="float" office:value="0.12021">
                <text:p>0.1202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26391">
                <text:p>0.026391</text:p>
              </table:table-cell>
              <table:table-cell office:value-type="float" office:value="0.022296">
                <text:p>0.022296</text:p>
              </table:table-cell>
              <table:table-cell office:value-type="float" office:value="0.021885">
                <text:p>0.021885</text:p>
              </table:table-cell>
              <table:table-cell office:value-type="float" office:value="0.032017">
                <text:p>0.032017</text:p>
              </table:table-cell>
              <table:table-cell office:value-type="float" office:value="0.040049">
                <text:p>0.040049</text:p>
              </table:table-cell>
              <table:table-cell office:value-type="float" office:value="0.137006">
                <text:p>0.13700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29337">
                <text:p>0.029337</text:p>
              </table:table-cell>
              <table:table-cell office:value-type="float" office:value="0.026442">
                <text:p>0.026442</text:p>
              </table:table-cell>
              <table:table-cell office:value-type="float" office:value="0.024098">
                <text:p>0.024098</text:p>
              </table:table-cell>
              <table:table-cell office:value-type="float" office:value="0.036806">
                <text:p>0.036806</text:p>
              </table:table-cell>
              <table:table-cell office:value-type="float" office:value="0.045356">
                <text:p>0.045356</text:p>
              </table:table-cell>
              <table:table-cell office:value-type="float" office:value="0.143395">
                <text:p>0.14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025cm" svg:height="17.912cm" xlink:href=".." xlink:type="simple" chart:class="chart:line" chart:style-name="ch1">
        <chart:legend chart:legend-position="end" svg:x="24.903cm" svg:y="8.159cm" style:legend-expansion="high" chart:style-name="ch2"/>
        <chart:plot-area chart:style-name="ch3" table:cell-range-address="'Questão 1'.B2:'Questão 1'.C11 'Questão 1'.H2:'Questão 1'.H11 'Questão 1'.M2:'Questão 1'.M11" chart:data-source-has-labels="both" svg:x="1.64cm" svg:y="0.358cm" svg:width="22.683cm" svg:height="16.166cm">
          <chartooo:coordinate-region svg:x="2.588cm" svg:y="0.557cm" svg:width="20.992cm" svg:height="15.47cm"/>
          <chart:axis chart:dimension="x" chart:name="primary-x" chart:style-name="ch4" chartooo:axis-type="text">
            <chart:title svg:x="11.501cm" svg:y="16.883cm" chart:style-name="ch5">
              <text:p>Tamanho do Vetor</text:p>
            </chart:title>
            <chart:categories table:cell-range-address="'Questão 1'.B2:'Questão 1'.B11"/>
          </chart:axis>
          <chart:axis chart:dimension="y" chart:name="primary-y" chart:style-name="ch6">
            <chart:title svg:x="0.451cm" svg:y="10.093cm" chart:style-name="ch7">
              <text:p>Tempo de Execução</text:p>
            </chart:title>
            <chart:grid chart:style-name="ch8" chart:class="major"/>
          </chart:axis>
          <chart:series chart:style-name="ch9" chart:values-cell-range-address="'Questão 1'.C2:'Questão 1'.C11" loext:label-string="&quot;Sequencial&quot;" chart:class="chart:line">
            <chart:data-point chart:repeated="10"/>
          </chart:series>
          <chart:series chart:style-name="ch10" chart:values-cell-range-address="'Questão 1'.H2:'Questão 1'.H11" loext:label-string="&quot;Paralelo 2 threads&quot;" chart:class="chart:line">
            <chart:data-point chart:repeated="10"/>
          </chart:series>
          <chart:series chart:style-name="ch11" chart:values-cell-range-address="'Questão 1'.M2:'Questão 1'.M11" loext:label-string="&quot;Paralelo 4 threads&quot;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Paralelo 2 threads</text:p>
              </table:table-cell>
              <table:table-cell office:value-type="string">
                <text:p>Paralelo 4 threads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'Questão 1'.B2:'Questão 1'.B11</svg:desc>
                </draw:g>
              </table:table-cell>
              <table:table-cell office:value-type="float" office:value="0.002941">
                <text:p>0.002941</text:p>
                <draw:g>
                  <svg:desc>'Questão 1'.C2:'Questão 1'.C11</svg:desc>
                </draw:g>
              </table:table-cell>
              <table:table-cell office:value-type="float" office:value="0.001988">
                <text:p>0.001988</text:p>
                <draw:g>
                  <svg:desc>'Questão 1'.H2:'Questão 1'.H11</svg:desc>
                </draw:g>
              </table:table-cell>
              <table:table-cell office:value-type="float" office:value="0.00142">
                <text:p>0.00142</text:p>
                <draw:g>
                  <svg:desc>'Questão 1'.M2:'Questão 1'.M11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006155">
                <text:p>0.006155</text:p>
              </table:table-cell>
              <table:table-cell office:value-type="float" office:value="0.003813">
                <text:p>0.003813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8829">
                <text:p>0.008829</text:p>
              </table:table-cell>
              <table:table-cell office:value-type="float" office:value="0.006406">
                <text:p>0.006406</text:p>
              </table:table-cell>
              <table:table-cell office:value-type="float" office:value="0.005305">
                <text:p>0.00530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011802">
                <text:p>0.011802</text:p>
              </table:table-cell>
              <table:table-cell office:value-type="float" office:value="0.007978">
                <text:p>0.007978</text:p>
              </table:table-cell>
              <table:table-cell office:value-type="float" office:value="0.006947">
                <text:p>0.00694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014898">
                <text:p>0.014898</text:p>
              </table:table-cell>
              <table:table-cell office:value-type="float" office:value="0.012312">
                <text:p>0.012312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017532">
                <text:p>0.017532</text:p>
              </table:table-cell>
              <table:table-cell office:value-type="float" office:value="0.016125">
                <text:p>0.016125</text:p>
              </table:table-cell>
              <table:table-cell office:value-type="float" office:value="0.012534">
                <text:p>0.012534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020596">
                <text:p>0.020596</text:p>
              </table:table-cell>
              <table:table-cell office:value-type="float" office:value="0.017637">
                <text:p>0.017637</text:p>
              </table:table-cell>
              <table:table-cell office:value-type="float" office:value="0.013344">
                <text:p>0.01334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.023492">
                <text:p>0.023492</text:p>
              </table:table-cell>
              <table:table-cell office:value-type="float" office:value="0.021694">
                <text:p>0.021694</text:p>
              </table:table-cell>
              <table:table-cell office:value-type="float" office:value="0.020983">
                <text:p>0.020983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26391">
                <text:p>0.026391</text:p>
              </table:table-cell>
              <table:table-cell office:value-type="float" office:value="0.022296">
                <text:p>0.022296</text:p>
              </table:table-cell>
              <table:table-cell office:value-type="float" office:value="0.021885">
                <text:p>0.0218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29337">
                <text:p>0.029337</text:p>
              </table:table-cell>
              <table:table-cell office:value-type="float" office:value="0.026442">
                <text:p>0.026442</text:p>
              </table:table-cell>
              <table:table-cell office:value-type="float" office:value="0.024098">
                <text:p>0.024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8.893cm" svg:height="17.886cm" xlink:href=".." xlink:type="simple" chart:class="chart:line" chart:style-name="ch1">
        <chart:legend chart:legend-position="end" svg:x="24.586cm" svg:y="7.648cm" style:legend-expansion="high" chart:style-name="ch2"/>
        <chart:plot-area chart:style-name="ch3" table:cell-range-address="'Questão 2'.B1:'Questão 2'.C11 'Questão 2'.H1:'Questão 2'.H11 'Questão 2'.M1:'Questão 2'.M11 'Questão 2'.R1:'Questão 2'.R11 'Questão 2'.W1:'Questão 2'.W11" chart:data-source-has-labels="both" svg:x="1.637cm" svg:y="0.357cm" svg:width="22.372cm" svg:height="16.142cm">
          <chartooo:coordinate-region svg:x="3.119cm" svg:y="0.556cm" svg:width="20.518cm" svg:height="15.446cm"/>
          <chart:axis chart:dimension="x" chart:name="primary-x" chart:style-name="ch4" chartooo:axis-type="text">
            <chart:title svg:x="11.277cm" svg:y="16.857cm" chart:style-name="ch5">
              <text:p>Tamanho da Matriz</text:p>
            </chart:title>
            <chart:categories table:cell-range-address="'Questão 2'.B1:'Questão 2'.B11"/>
          </chart:axis>
          <chart:axis chart:dimension="y" chart:name="primary-y" chart:style-name="ch6">
            <chart:title svg:x="0.451cm" svg:y="10.331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'Questão 2'.C1:'Questão 2'.C11" loext:label-string="&quot;Sequencial&quot;" chart:class="chart:line">
            <chart:data-point chart:repeated="11"/>
          </chart:series>
          <chart:series chart:style-name="ch10" chart:values-cell-range-address="'Questão 2'.H1:'Questão 2'.H11" loext:label-string="&quot;Paralelo 2 threads&quot;" chart:class="chart:line">
            <chart:data-point chart:repeated="11"/>
          </chart:series>
          <chart:series chart:style-name="ch11" chart:values-cell-range-address="'Questão 2'.M1:'Questão 2'.M11" loext:label-string="&quot;Paralelo 4 threads&quot;" chart:class="chart:line">
            <chart:data-point chart:repeated="11"/>
          </chart:series>
          <chart:series chart:style-name="ch12" chart:values-cell-range-address="'Questão 2'.R1:'Questão 2'.R11" loext:label-string="&quot;Paralelo 8 threads&quot;" chart:class="chart:line">
            <chart:data-point chart:repeated="11"/>
          </chart:series>
          <chart:series chart:style-name="ch13" chart:values-cell-range-address="'Questão 2'.W1:'Questão 2'.W11" loext:label-string="&quot;Paralelo 16 threads&quot;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Paralelo 2 threads</text:p>
              </table:table-cell>
              <table:table-cell office:value-type="string">
                <text:p>Paralelo 4 threads</text:p>
              </table:table-cell>
              <table:table-cell office:value-type="string">
                <text:p>Paralelo 8 threads</text:p>
              </table:table-cell>
              <table:table-cell office:value-type="string">
                <text:p>Paralelo 16 threads</text:p>
              </table:table-cell>
            </table:table-row>
          </table:table-header-rows>
          <table:table-rows>
            <table:table-row>
              <table:table-cell office:value-type="string">
                <text:p>Tamanho da Matriz</text:p>
                <draw:g>
                  <svg:desc>'Questão 2'.B1:'Questão 2'.B11</svg:desc>
                </draw:g>
              </table:table-cell>
              <table:table-cell office:value-type="float" office:value="NaN">
                <text:p>NaN</text:p>
                <draw:g>
                  <svg:desc>'Questão 2'.C1:'Questão 2'.C11</svg:desc>
                </draw:g>
              </table:table-cell>
              <table:table-cell office:value-type="float" office:value="NaN">
                <text:p>NaN</text:p>
                <draw:g>
                  <svg:desc>'Questão 2'.H1:'Questão 2'.H11</svg:desc>
                </draw:g>
              </table:table-cell>
              <table:table-cell office:value-type="float" office:value="NaN">
                <text:p>NaN</text:p>
                <draw:g>
                  <svg:desc>'Questão 2'.M1:'Questão 2'.M11</svg:desc>
                </draw:g>
              </table:table-cell>
              <table:table-cell office:value-type="float" office:value="NaN">
                <text:p>NaN</text:p>
                <draw:g>
                  <svg:desc>'Questão 2'.R1:'Questão 2'.R11</svg:desc>
                </draw:g>
              </table:table-cell>
              <table:table-cell office:value-type="float" office:value="NaN">
                <text:p>NaN</text:p>
                <draw:g>
                  <svg:desc>'Questão 2'.W1:'Questão 2'.W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4529">
                <text:p>0.004529</text:p>
              </table:table-cell>
              <table:table-cell office:value-type="float" office:value="0.000519">
                <text:p>0.000519</text:p>
              </table:table-cell>
              <table:table-cell office:value-type="float" office:value="0.004745">
                <text:p>0.004745</text:p>
              </table:table-cell>
              <table:table-cell office:value-type="float" office:value="0.002639">
                <text:p>0.0026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602">
                <text:p>0.02602</text:p>
              </table:table-cell>
              <table:table-cell office:value-type="float" office:value="0.023874">
                <text:p>0.023874</text:p>
              </table:table-cell>
              <table:table-cell office:value-type="float" office:value="0.029426">
                <text:p>0.029426</text:p>
              </table:table-cell>
              <table:table-cell office:value-type="float" office:value="0.010112">
                <text:p>0.010112</text:p>
              </table:table-cell>
              <table:table-cell office:value-type="float" office:value="0.030972">
                <text:p>0.0309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4015">
                <text:p>0.084015</text:p>
              </table:table-cell>
              <table:table-cell office:value-type="float" office:value="0.078375">
                <text:p>0.078375</text:p>
              </table:table-cell>
              <table:table-cell office:value-type="float" office:value="0.080708">
                <text:p>0.080708</text:p>
              </table:table-cell>
              <table:table-cell office:value-type="float" office:value="0.086639">
                <text:p>0.086639</text:p>
              </table:table-cell>
              <table:table-cell office:value-type="float" office:value="0.083249">
                <text:p>0.0832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95487">
                <text:p>0.195487</text:p>
              </table:table-cell>
              <table:table-cell office:value-type="float" office:value="0.18988">
                <text:p>0.18988</text:p>
              </table:table-cell>
              <table:table-cell office:value-type="float" office:value="0.201267">
                <text:p>0.201267</text:p>
              </table:table-cell>
              <table:table-cell office:value-type="float" office:value="0.232047">
                <text:p>0.232047</text:p>
              </table:table-cell>
              <table:table-cell office:value-type="float" office:value="0.252014">
                <text:p>0.2520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3437">
                <text:p>0.383437</text:p>
              </table:table-cell>
              <table:table-cell office:value-type="float" office:value="0.375822">
                <text:p>0.375822</text:p>
              </table:table-cell>
              <table:table-cell office:value-type="float" office:value="0.383274">
                <text:p>0.383274</text:p>
              </table:table-cell>
              <table:table-cell office:value-type="float" office:value="0.460609">
                <text:p>0.460609</text:p>
              </table:table-cell>
              <table:table-cell office:value-type="float" office:value="0.505532">
                <text:p>0.5055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62589">
                <text:p>0.662589</text:p>
              </table:table-cell>
              <table:table-cell office:value-type="float" office:value="0.717531">
                <text:p>0.717531</text:p>
              </table:table-cell>
              <table:table-cell office:value-type="float" office:value="0.71044">
                <text:p>0.71044</text:p>
              </table:table-cell>
              <table:table-cell office:value-type="float" office:value="0.82547">
                <text:p>0.82547</text:p>
              </table:table-cell>
              <table:table-cell office:value-type="float" office:value="0.909494">
                <text:p>0.9094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060556">
                <text:p>1.060556</text:p>
              </table:table-cell>
              <table:table-cell office:value-type="float" office:value="1.064602">
                <text:p>1.064602</text:p>
              </table:table-cell>
              <table:table-cell office:value-type="float" office:value="1.108949">
                <text:p>1.108949</text:p>
              </table:table-cell>
              <table:table-cell office:value-type="float" office:value="1.335354">
                <text:p>1.335354</text:p>
              </table:table-cell>
              <table:table-cell office:value-type="float" office:value="1.593188">
                <text:p>1.5931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57379">
                <text:p>1.657379</text:p>
              </table:table-cell>
              <table:table-cell office:value-type="float" office:value="1.630076">
                <text:p>1.630076</text:p>
              </table:table-cell>
              <table:table-cell office:value-type="float" office:value="1.621938">
                <text:p>1.621938</text:p>
              </table:table-cell>
              <table:table-cell office:value-type="float" office:value="1.983336">
                <text:p>1.983336</text:p>
              </table:table-cell>
              <table:table-cell office:value-type="float" office:value="2.391694">
                <text:p>2.39169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559336">
                <text:p>2.559336</text:p>
              </table:table-cell>
              <table:table-cell office:value-type="float" office:value="2.399367">
                <text:p>2.399367</text:p>
              </table:table-cell>
              <table:table-cell office:value-type="float" office:value="2.358707">
                <text:p>2.358707</text:p>
              </table:table-cell>
              <table:table-cell office:value-type="float" office:value="3.143738">
                <text:p>3.143738</text:p>
              </table:table-cell>
              <table:table-cell office:value-type="float" office:value="4.105079">
                <text:p>4.1050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593023">
                <text:p>3.593023</text:p>
              </table:table-cell>
              <table:table-cell office:value-type="float" office:value="3.283162">
                <text:p>3.283162</text:p>
              </table:table-cell>
              <table:table-cell office:value-type="float" office:value="3.298968">
                <text:p>3.298968</text:p>
              </table:table-cell>
              <table:table-cell office:value-type="float" office:value="4.651419">
                <text:p>4.651419</text:p>
              </table:table-cell>
              <table:table-cell office:value-type="float" office:value="6.385164">
                <text:p>6.385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8.893cm" svg:height="17.886cm" xlink:href=".." xlink:type="simple" chart:class="chart:line" chart:style-name="ch1">
        <chart:legend chart:legend-position="end" svg:x="24.771cm" svg:y="8.146cm" style:legend-expansion="high" chart:style-name="ch2"/>
        <chart:plot-area chart:style-name="ch3" table:cell-range-address="'Questão 2'.B2:'Questão 2'.C11 'Questão 2'.H2:'Questão 2'.H11 'Questão 2'.M2:'Questão 2'.M11" chart:data-source-has-labels="both" svg:x="1.637cm" svg:y="0.357cm" svg:width="22.557cm" svg:height="16.142cm">
          <chartooo:coordinate-region svg:x="2.214cm" svg:y="0.556cm" svg:width="21.608cm" svg:height="15.446cm"/>
          <chart:axis chart:dimension="x" chart:name="primary-x" chart:style-name="ch4" chartooo:axis-type="text">
            <chart:title svg:x="11.369cm" svg:y="16.857cm" chart:style-name="ch5">
              <text:p>Tamanho da Matriz</text:p>
            </chart:title>
            <chart:categories table:cell-range-address="'Questão 2'.B2:'Questão 2'.B11"/>
          </chart:axis>
          <chart:axis chart:dimension="y" chart:name="primary-y" chart:style-name="ch6">
            <chart:title svg:x="0.451cm" svg:y="10.08cm" chart:style-name="ch7">
              <text:p>Tempo de Execução</text:p>
            </chart:title>
            <chart:grid chart:style-name="ch8" chart:class="major"/>
          </chart:axis>
          <chart:series chart:style-name="ch9" chart:values-cell-range-address="'Questão 2'.C2:'Questão 2'.C11" loext:label-string="&quot;Sequencial&quot;" chart:class="chart:line">
            <chart:data-point chart:repeated="10"/>
          </chart:series>
          <chart:series chart:style-name="ch10" chart:values-cell-range-address="'Questão 2'.H2:'Questão 2'.H11" loext:label-string="&quot;Paralelo 2 threads&quot;" chart:class="chart:line">
            <chart:data-point chart:repeated="10"/>
          </chart:series>
          <chart:series chart:style-name="ch11" chart:values-cell-range-address="'Questão 2'.M2:'Questão 2'.M11" loext:label-string="&quot;Paralelo 4 threads&quot;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Paralelo 2 threads</text:p>
              </table:table-cell>
              <table:table-cell office:value-type="string">
                <text:p>Paralelo 4 threads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Questão 2'.B2:'Questão 2'.B11</svg:desc>
                </draw:g>
              </table:table-cell>
              <table:table-cell office:value-type="float" office:value="0.003559">
                <text:p>0.003559</text:p>
                <draw:g>
                  <svg:desc>'Questão 2'.C2:'Questão 2'.C11</svg:desc>
                </draw:g>
              </table:table-cell>
              <table:table-cell office:value-type="float" office:value="0.004529">
                <text:p>0.004529</text:p>
                <draw:g>
                  <svg:desc>'Questão 2'.H2:'Questão 2'.H11</svg:desc>
                </draw:g>
              </table:table-cell>
              <table:table-cell office:value-type="float" office:value="0.000519">
                <text:p>0.000519</text:p>
                <draw:g>
                  <svg:desc>'Questão 2'.M2:'Questão 2'.M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602">
                <text:p>0.02602</text:p>
              </table:table-cell>
              <table:table-cell office:value-type="float" office:value="0.023874">
                <text:p>0.023874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84015">
                <text:p>0.084015</text:p>
              </table:table-cell>
              <table:table-cell office:value-type="float" office:value="0.078375">
                <text:p>0.078375</text:p>
              </table:table-cell>
              <table:table-cell office:value-type="float" office:value="0.080708">
                <text:p>0.0807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95487">
                <text:p>0.195487</text:p>
              </table:table-cell>
              <table:table-cell office:value-type="float" office:value="0.18988">
                <text:p>0.18988</text:p>
              </table:table-cell>
              <table:table-cell office:value-type="float" office:value="0.201267">
                <text:p>0.2012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3437">
                <text:p>0.383437</text:p>
              </table:table-cell>
              <table:table-cell office:value-type="float" office:value="0.375822">
                <text:p>0.375822</text:p>
              </table:table-cell>
              <table:table-cell office:value-type="float" office:value="0.383274">
                <text:p>0.3832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62589">
                <text:p>0.662589</text:p>
              </table:table-cell>
              <table:table-cell office:value-type="float" office:value="0.717531">
                <text:p>0.717531</text:p>
              </table:table-cell>
              <table:table-cell office:value-type="float" office:value="0.71044">
                <text:p>0.710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060556">
                <text:p>1.060556</text:p>
              </table:table-cell>
              <table:table-cell office:value-type="float" office:value="1.064602">
                <text:p>1.064602</text:p>
              </table:table-cell>
              <table:table-cell office:value-type="float" office:value="1.108949">
                <text:p>1.1089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57379">
                <text:p>1.657379</text:p>
              </table:table-cell>
              <table:table-cell office:value-type="float" office:value="1.630076">
                <text:p>1.630076</text:p>
              </table:table-cell>
              <table:table-cell office:value-type="float" office:value="1.621938">
                <text:p>1.62193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559336">
                <text:p>2.559336</text:p>
              </table:table-cell>
              <table:table-cell office:value-type="float" office:value="2.399367">
                <text:p>2.399367</text:p>
              </table:table-cell>
              <table:table-cell office:value-type="float" office:value="2.358707">
                <text:p>2.35870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593023">
                <text:p>3.593023</text:p>
              </table:table-cell>
              <table:table-cell office:value-type="float" office:value="3.283162">
                <text:p>3.283162</text:p>
              </table:table-cell>
              <table:table-cell office:value-type="float" office:value="3.298968">
                <text:p>3.2989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38cm" svg:height="11.668cm" xlink:href=".." xlink:type="simple" chart:class="chart:line" chart:style-name="ch1">
        <chart:legend chart:legend-position="end" svg:x="15.801cm" svg:y="5.286cm" style:legend-expansion="high" chart:style-name="ch2"/>
        <chart:plot-area chart:style-name="ch3" table:cell-range-address="'Questão 3'.A2:'Questão 3'.B11 'Questão 3'.E2:'Questão 3'.E11" chart:data-source-has-labels="both" svg:x="1.436cm" svg:y="0.233cm" svg:width="13.989cm" svg:height="10.172cm">
          <chartooo:coordinate-region svg:x="1.907cm" svg:y="0.432cm" svg:width="13.332cm" svg:height="9.476cm"/>
          <chart:axis chart:dimension="x" chart:name="primary-x" chart:style-name="ch4" chartooo:axis-type="text">
            <chart:title svg:x="7.837cm" svg:y="10.639cm" chart:style-name="ch5">
              <text:p>Testes</text:p>
            </chart:title>
            <chart:categories table:cell-range-address="'Questão 3'.A2:'Questão 3'.A11"/>
          </chart:axis>
          <chart:axis chart:dimension="y" chart:name="primary-y" chart:style-name="ch6">
            <chart:title svg:x="0.451cm" svg:y="7.222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'Questão 3'.B2:'Questão 3'.B11" loext:label-string="&quot;Sequencial&quot;" chart:class="chart:line">
            <chart:data-point chart:repeated="10"/>
          </chart:series>
          <chart:series chart:style-name="ch10" chart:values-cell-range-address="'Questão 3'.E2:'Questão 3'.E11" loext:label-string="&quot;Paralelo&quot;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Paralel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stão 3'.A2:'Questão 3'.A11</svg:desc>
                </draw:g>
              </table:table-cell>
              <table:table-cell office:value-type="float" office:value="22">
                <text:p>22</text:p>
                <draw:g>
                  <svg:desc>'Questão 3'.B2:'Questão 3'.B11</svg:desc>
                </draw:g>
              </table:table-cell>
              <table:table-cell office:value-type="float" office:value="10.002544">
                <text:p>10.002544</text:p>
                <draw:g>
                  <svg:desc>'Questão 3'.E2:'Questão 3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.941913">
                <text:p>12.9419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0.002849">
                <text:p>10.0028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0.00245">
                <text:p>10.002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.92941">
                <text:p>12.929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0.002003">
                <text:p>10.0020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.002795">
                <text:p>10.0027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.899292">
                <text:p>12.8992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.002351">
                <text:p>10.002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.002059">
                <text:p>10.0020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